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800000141145D463A.jpg"/>
  <manifest:file-entry manifest:media-type="image/jpeg" manifest:full-path="Pictures/1000000000000200000002002DAA1ED6.jp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.152cm" fo:line-height="120%"/>
    </style:style>
    <style:style style:name="P7" style:family="paragraph">
      <style:paragraph-properties text:enable-numbering="true" fo:margin-left="0cm" fo:margin-right="0cm" fo:line-height="12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line-height="69%" fo:text-indent="0cm" style:punctuation-wrap="hanging" style:line-break="strict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12" style:family="paragraph">
      <style:paragraph-properties fo:line-height="120%"/>
    </style:style>
    <style:style style:name="P13" style:family="paragraph">
      <style:paragraph-properties fo:margin-left="1.2cm" fo:margin-right="0cm" fo:line-height="100%" fo:text-indent="-0.6cm"/>
      <style:text-properties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line-height="150%" fo:text-indent="0cm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0cm" fo:margin-right="0cm" fo:line-height="130%" fo:text-indent="0cm"/>
    </style:style>
    <style:style style:name="P18" style:family="paragraph">
      <style:paragraph-properties fo:margin-left="0.948cm" fo:margin-right="0cm" fo:line-height="150%" fo:text-indent="-0.948cm"/>
    </style:style>
    <style:style style:name="P19" style:family="paragraph">
      <style:paragraph-properties fo:margin-left="0.948cm" fo:margin-right="0cm" fo:line-height="100%" fo:text-indent="-0.948cm"/>
    </style:style>
    <style:style style:name="P20" style:family="paragraph">
      <style:paragraph-properties fo:margin-left="0.948cm" fo:margin-right="0cm" fo:line-height="90%" fo:text-indent="-0.948cm"/>
    </style:style>
    <style:style style:name="P21" style:family="paragraph">
      <style:paragraph-properties fo:margin-left="0.948cm" fo:margin-right="0cm" fo:text-indent="-0.948cm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6" style:family="text">
      <style:text-properties fo:font-family="'DejaVu San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7" style:family="text">
      <style:text-properties fo:font-family="'DejaVu Sans'" style:font-family-generic="swiss" style:font-pitch="variable" fo:font-size="20pt" style:font-size-asian="24pt" style:font-size-complex="24pt"/>
    </style:style>
    <style:style style:name="T8" style:family="text">
      <style:text-properties fo:font-family="'DejaVu Sans'" style:font-family-generic="swiss" style:font-pitch="variable" fo:font-size="20pt" style:font-size-asian="26pt" style:font-size-complex="26pt"/>
    </style:style>
    <style:style style:name="T9" style:family="text">
      <style:text-properties fo:color="#000000" fo:font-family="'DejaVu Sans'" style:font-family-generic="swiss" style:font-pitch="variable" fo:font-size="22pt" fo:font-weight="normal" style:font-size-asian="26pt" style:font-weight-asian="normal" style:font-size-complex="26pt" style:font-weight-complex="normal"/>
    </style:style>
    <style:style style:name="T10" style:family="text">
      <style:text-properties fo:font-family="'DejaVu Sans'" style:font-family-generic="swiss" style:font-pitch="variable"/>
    </style:style>
    <style:style style:name="T11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0000" fo:font-family="Courier" style:font-family-generic="modern" style:font-pitch="fixed" fo:font-size="22pt" fo:font-weight="normal" style:font-size-asian="24pt" style:font-weight-asian="normal" style:font-size-complex="24pt" style:font-weight-complex="normal"/>
    </style:style>
    <style:style style:name="T13" style:family="text">
      <style:text-properties fo:font-family="Courier" style:font-family-generic="modern" style:font-pitch="fixed" fo:font-size="22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>www.instigatedesign.co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Doxygen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6"><text:span text:style-name="T3">What is doxygen?</text:span></text:p>
              </text:list-item>
              <text:list-item>
                <text:p text:style-name="P6"><text:span text:style-name="T3">Main advantages</text:span></text:p>
              </text:list-item>
              <text:list-item>
                <text:p text:style-name="P6"><text:span text:style-name="T3">Useful links</text:span></text:p>
              </text:list-item>
              <text:list-item>
                <text:p text:style-name="P6"><text:span text:style-name="T3">Configuration file</text:span></text:p>
              </text:list-item>
              <text:list-item>
                <text:p text:style-name="P6"><text:span text:style-name="T3">Commenting the code</text:span></text:p>
              </text:list-item>
              <text:list-item>
                <text:p text:style-name="P6"><text:span text:style-name="T3">Useful commands</text:span></text:p>
              </text:list-item>
            </text:list>
          </draw:text-box>
        </draw:frame>
        <draw:frame presentation:style-name="pr5" draw:text-style-name="P9" draw:layer="layout" svg:width="28.749cm" svg:height="2.868cm" svg:x="1.599cm" svg:y="0.799cm" presentation:class="title" presentation:user-transformed="true">
          <draw:text-box>
            <text:p text:style-name="P8"><text:span text:style-name="T4">Agenda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1">What is Doxygen?</text:p>
          </draw:text-box>
        </draw:frame>
        <draw:frame presentation:style-name="pr8" draw:text-style-name="P12" draw:layer="layout" svg:width="30cm" svg:height="12.95cm" svg:x="1cm" svg:y="4cm" presentation:class="outline">
          <draw:text-box>
            <text:list text:style-name="L3">
              <text:list-item>
                <text:p text:style-name="P12"><text:span text:style-name="T5">Doxygen is a documentation generator for C++, C, Java, Objective-C, Python and to some other programming languages. It runs on most Unix-like systems, including Mac OS X, as well as on Windows. The first version of Doxygen borrowed some code of an old version of DOC++; later, the Doxygen code was rewritten by Dimitri van Heesch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1">Main advantages</text:p>
          </draw:text-box>
        </draw:frame>
        <draw:frame presentation:style-name="pr8" draw:text-style-name="P14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6">Open source</text:span></text:p>
              </text:list-item>
              <text:list-item>
                <text:p text:style-name="P13"><text:span text:style-name="T3">Free software</text:span></text:p>
              </text:list-item>
              <text:list-item>
                <text:p text:style-name="P13"><text:span text:style-name="T3">Multi-platform</text:span></text:p>
              </text:list-item>
              <text:list-item>
                <text:p text:style-name="P13"><text:span text:style-name="T3">Easy to learn &amp; use</text:span></text:p>
              </text:list-item>
              <text:list-item>
                <text:p text:style-name="P13"><text:span text:style-name="T3">Multi-language support</text:span></text:p>
              </text:list-item>
              <text:list-item>
                <text:p text:style-name="P13"><text:span text:style-name="T3">Multiple formats of generated documents</text:span></text:p>
              </text:list-item>
              <text:list-item>
                <text:p text:style-name="P13"><text:span text:style-name="T3">Configurable</text:span></text:p>
              </text:list-item>
              <text:list-item>
                <text:p text:style-name="P13"><text:span text:style-name="T3">Getting a proper documentation doing nothing mor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824cm" presentation:class="title" presentation:user-transformed="true">
          <draw:text-box>
            <text:p text:style-name="P11">Useful link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5"><text:span text:style-name="T5"><text:a xlink:href="http://www.stack.nl/~dimitri/doxygen/">http://www.stack.nl/~dimitri/doxygen/</text:a></text:span></text:p>
              </text:list-item>
              <text:list-item>
                <text:p text:style-name="P15"><text:span text:style-name="T7"><text:a xlink:href="http://en.wikipedia.org/wiki/Doxygen">http://en.wikipedia.org/wiki/Doxygen</text:a></text:span></text:p>
              </text:list-item>
              <text:list-item>
                <text:p text:style-name="P15"><text:span text:style-name="T7"><text:a xlink:href="http://www.stack.nl/~dimitri/doxygen/commands.html">http://www.stack.nl/~dimitri/doxygen/commands.html</text:a>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1">Configuration file</text:p>
          </draw:text-box>
        </draw:frame>
        <draw:frame presentation:style-name="pr8" draw:layer="layout" svg:width="30cm" svg:height="13.451cm" svg:x="1cm" svg:y="4cm" presentation:class="outline" presentation:user-transformed="true">
          <draw:text-box>
            <text:list text:style-name="L3">
              <text:list-item>
                <text:p text:style-name="P16"><text:span text:style-name="T5">Purpose of the configuration file</text:span></text:p>
              </text:list-item>
              <text:list-item>
                <text:p text:style-name="P16"><text:span text:style-name="T3">Generation/Usage</text:span></text:p>
              </text:list-item>
              <text:list-item>
                <text:p text:style-name="P16"><text:span text:style-name="T3">Most useful tags</text:span></text:p>
                <text:list>
                  <text:list-item>
                    <text:p><text:span text:style-name="T8">PROJECT_NAME</text:span></text:p>
                  </text:list-item>
                  <text:list-item>
                    <text:p><text:span text:style-name="T8">OUTPUT_DIRECTORY</text:span></text:p>
                  </text:list-item>
                  <text:list-item>
                    <text:p><text:span text:style-name="T8">SUBGROUPING</text:span></text:p>
                  </text:list-item>
                  <text:list-item>
                    <text:p><text:span text:style-name="T8">GENERATE_TODOLIST</text:span></text:p>
                  </text:list-item>
                  <text:list-item>
                    <text:p><text:span text:style-name="T8">INPUT</text:span></text:p>
                  </text:list-item>
                  <text:list-item>
                    <text:p><text:span text:style-name="T8">FILE_PATTERNS</text:span></text:p>
                  </text:list-item>
                  <text:list-item>
                    <text:p><text:span text:style-name="T8">RECURSIVE</text:span></text:p>
                  </text:list-item>
                  <text:list-item>
                    <text:p><text:span text:style-name="T8">GENERATE_HTML</text:span></text:p>
                  </text:list-item>
                  <text:list-item>
                    <text:p><text:span text:style-name="T8">GENERATE_TREEVIEW</text:span></text:p>
                  </text:list-item>
                  <text:list-item>
                    <text:p><text:span text:style-name="T8">GENERATE_LATEX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1">Commenting the code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5"><text:span text:style-name="T9">Comments syntax</text:span></text:p>
                <text:list>
                  <text:list-item>
                    <text:p><text:span text:style-name="T7">/// ... text ...</text:span></text:p>
                  </text:list-item>
                  <text:list-item>
                    <text:p><text:span text:style-name="T7">/** ... text ... */</text:span></text:p>
                  </text:list-item>
                  <text:list-item>
                    <text:p><text:span text:style-name="T7">//! ... text ...</text:span></text:p>
                  </text:list-item>
                  <text:list-item>
                    <text:p><text:span text:style-name="T7">/*! ... text ... */</text:span></text:p>
                  </text:list-item>
                  <text:list-item>
                    <text:p><text:span text:style-name="T7">## ... text …</text:span></text:p>
                  </text:list-item>
                </text:list>
              </text:list-item>
              <text:list-item>
                <text:p><text:span text:style-name="T10">Commands format</text:span></text:p>
                <text:list>
                  <text:list-item>
                    <text:p><text:span text:style-name="T7">@&lt;command&gt;</text:span></text:p>
                  </text:list-item>
                  <text:list-item>
                    <text:p><text:span text:style-name="T7">\&lt;command&gt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1">Useful command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5"><text:span text:style-name="T11">@file, @page, @section, @subsection, @par</text:span></text:p>
              </text:list-item>
              <text:list-item>
                <text:p text:style-name="P15"><text:span text:style-name="T3">@code ... code ... @endcode</text:span></text:p>
              </text:list-item>
              <text:list-item>
                <text:p text:style-name="P15"><text:span text:style-name="T3">@namespace, @class, @fn, @typedef, @enum</text:span></text:p>
              </text:list-item>
              <text:list-item>
                <text:p text:style-name="P15"><text:span text:style-name="T3">@name, @brief</text:span></text:p>
              </text:list-item>
              <text:list-item>
                <text:p text:style-name="P15"><text:span text:style-name="T3">@{ ... text ... @}</text:span></text:p>
              </text:list-item>
              <text:list-item>
                <text:p text:style-name="P15"><text:span text:style-name="T3">@return, @param, @pre, @post, @throw</text:span></text:p>
              </text:list-item>
              <text:list-item>
                <text:p text:style-name="P15"><text:span text:style-name="T3">@note, @remark, @todo, @example, @bug</text:span></text:p>
              </text:list-item>
              <text:list-item>
                <text:p text:style-name="P15"><text:span text:style-name="T3">@ref, @se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1">Text document example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p text:style-name="P17"><text:span text:style-name="T12">/**</text:span></text:p>
            <text:p text:style-name="P18"><text:span text:style-name="T13">@page my_doc My Document</text:span></text:p>
            <text:p text:style-name="P18"><text:span text:style-name="T13">@brief This is an example of document.</text:span></text:p>
            <text:p text:style-name="P18"><text:span text:style-name="T13">@section my_doc_section Section</text:span></text:p>
            <text:p><text:span text:style-name="T13"><text:s text:c="3"/></text:span><text:span text:style-name="T13">Section text...</text:span></text:p>
            <text:p text:style-name="P18"><text:span text:style-name="T13">@subsection my_doc_section_subsection Subsection</text:span></text:p>
            <text:p><text:span text:style-name="T13"><text:s text:c="3"/></text:span><text:span text:style-name="T13">Subsection text...</text:span></text:p>
            <text:p text:style-name="P18"><text:span text:style-name="T13">@code void function() @endcode</text:span></text:p>
            <text:p text:style-name="P18"><text:span text:style-name="T13">*/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1">Code commenting example</text:p>
          </draw:text-box>
        </draw:frame>
        <draw:frame presentation:style-name="pr8" draw:layer="layout" svg:width="30cm" svg:height="14.465cm" svg:x="1cm" svg:y="4cm" presentation:class="outline" presentation:user-transformed="true">
          <draw:text-box>
            <text:p text:style-name="P19"><text:span text:style-name="T12">/**</text:span></text:p>
            <text:p text:style-name="P19"><text:span text:style-name="T13">@file my_class.hpp</text:span></text:p>
            <text:p text:style-name="P19"><text:span text:style-name="T13">@brief File description</text:span></text:p>
            <text:p text:style-name="P19"><text:span text:style-name="T13">@author Instigate CJSC</text:span></text:p>
            <text:p text:style-name="P19"><text:span text:style-name="T13">*/</text:span></text:p>
            <text:p text:style-name="P19"><text:span text:style-name="T13"/></text:p>
            <text:p text:style-name="P19"><text:span text:style-name="T13">/**</text:span></text:p>
            <text:p text:style-name="P19"><text:span text:style-name="T13">@namespace my_namespace</text:span></text:p>
            <text:p text:style-name="P19"><text:span text:style-name="T13">@brief Namespace description</text:span></text:p>
            <text:p text:style-name="P19"><text:span text:style-name="T13">*/</text:span></text:p>
            <text:p text:style-name="P19"><text:span text:style-name="T13">namespace my_namespace {</text:span></text:p>
            <text:list text:style-name="L3">
              <text:list-item>
                <text:list>
                  <text:list-header>
                    <text:p><text:span text:style-name="T13">... code ...</text:span></text:p>
                  </text:list-header>
                </text:list>
              </text:list-item>
            </text:list>
            <text:p text:style-name="P19"><text:span text:style-name="T13">}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1">Code commenting example(continuation)</text:p>
          </draw:text-box>
        </draw:frame>
        <draw:frame presentation:style-name="pr8" draw:layer="layout" svg:width="30cm" svg:height="14.503cm" svg:x="1cm" svg:y="4cm" presentation:class="outline" presentation:user-transformed="true">
          <draw:text-box>
            <text:p text:style-name="P19"><text:span text:style-name="T12">/**</text:span></text:p>
            <text:p text:style-name="P20"><text:span text:style-name="T13">@class my_class</text:span></text:p>
            <text:p text:style-name="P20"><text:span text:style-name="T13">class my_class</text:span></text:p>
            <text:p text:style-name="P20"><text:span text:style-name="T13">{</text:span></text:p>
            <text:list text:style-name="L3">
              <text:list-item>
                <text:list>
                  <text:list-header>
                    <text:p><text:span text:style-name="T13">/// @name Section description</text:span></text:p>
                  </text:list-header>
                </text:list>
              </text:list-item>
            </text:list>
            <text:p text:style-name="P21"><text:span text:style-name="T13">public:</text:span></text:p>
            <text:list text:continue-numbering="true" text:style-name="L3">
              <text:list-item>
                <text:list>
                  <text:list-header>
                    <text:p><text:span text:style-name="T13">/**</text:span></text:p>
                    <text:p><text:span text:style-name="T13">@brief Function description</text:span></text:p>
                    <text:p><text:span text:style-name="T13">@return Description of return value</text:span></text:p>
                    <text:p><text:span text:style-name="T13">@param c - Description of parameter</text:span></text:p>
                    <text:p><text:span text:style-name="T13">@pre Description of function precondition</text:span></text:p>
                    <text:p><text:span text:style-name="T13">*/</text:span></text:p>
                    <text:p><text:span text:style-name="T13">int function(char c);</text:span></text:p>
                  </text:list-header>
                </text:list>
              </text:list-item>
            </text:list>
            <text:p text:style-name="P20"><text:span text:style-name="T13">};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10.106cm" svg:height="0.719cm" svg:x="3.81cm" svg:y="18.966cm">
        <draw:text-box>
          <text:p text:style-name="MP9">© 2010 Instigate cjsc</text:p>
        </draw:text-box>
      </draw:frame>
      <draw:frame draw:style-name="Mgr5" draw:text-style-name="MP10" draw:layer="backgroundobjects" svg:width="3.81cm" svg:height="3.81cm" svg:x="27.94cm" svg:y="16.19cm">
        <draw:image xlink:href="Pictures/1000000000000200000002002DAA1ED6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5" draw:text-style-name="MP10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meta:initial-creator>Ruben Osipyan</meta:initial-creator>
    <meta:creation-date>2008-10-10T12:37:19</meta:creation-date>
    <dc:date>2010-02-24T16:43:15</dc:date>
    <meta:editing-cycles>268</meta:editing-cycles>
    <meta:editing-duration>PT43H04M57S</meta:editing-duration>
    <dc:creator>Nune Badalyan</dc:cre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